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03-27_21-02-03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28_01-54-32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8" office:value-type="string">
            <text:p>2022-03-28_07-59-22_000.jpg</text:p>
          </table:table-cell>
          <table:table-cell table:style-name="ce25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28_12-49-53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28_17-24-01_000.jpg</text:p>
          </table:table-cell>
          <table:table-cell table:style-name="ce34" office:value-type="string">
            <text:p>:m RES 1*3 / free# JVEMV6 68#_213:1 / 68. theoretical-physics(tp) / w=~,topics=連立一次方程式；基底、次元；,other=calc+,s=~,i=~,doc=r-8-1~4.16.9?;r-8-1~4.16.9;r-8-1~4.16.B2;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RES 1*3 / free# JVEMV6 68#_213:1 / 68. theoretical-physics(tp) / w=~,topics=連立一次方程式；基底、次元；,other=calc+,s=~,i=~,doc=r-8-1~4.16.9?;r-8-1~4.16.9;r-8-1~4.16.B2;">
            <text:p>:m RES 1*3 / free# JVEMV6 68#_213:1 / 68. theoretical-physics(tp) / w=~,topics=連立一次方程式；基底、次元；,other=calc+,s=~,i=~,doc=r-8-1~4.16.9?;r-8-1~4.16.9;r-8-1~4.16.B2;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28_17-24-23_000.jpg</text:p>
          </table:table-cell>
          <table:table-cell table:style-name="ce34" office:value-type="string">
            <text:p>:m RES 2*3 / free# JVEMV6 68#_213:1 / 68. theoretical-physics(tp) / w=~,topics=連立一次方程式；基底、次元；像、核（Im,Ker）,other=calc+,s=~,i=~,doc=r-8-1~4.16.B2;r-8-1~4.16.B3;</text:p>
          </table:table-cell>
          <table:table-cell table:style-name="ce25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RES 2*3 / free# JVEMV6 68#_213:1 / 68. theoretical-physics(tp) / w=~,topics=連立一次方程式；基底、次元；像、核（Im,Ker）,other=calc+,s=~,i=~,doc=r-8-1~4.16.B2;r-8-1~4.16.B3;">
            <text:p>:m RES 2*3 / free# JVEMV6 68#_213:1 / 68. theoretical-physics(tp) / w=~,topics=連立一次方程式；基底、次元；像、核（Im,Ker）,other=calc+,s=~,i=~,doc=r-8-1~4.16.B2;r-8-1~4.16.B3;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28_17-24-40_000.jpg</text:p>
          </table:table-cell>
          <table:table-cell table:style-name="ce34" office:value-type="string">
            <text:p>:m RES 2*3 / free# JVEMV6 68#_213:1 / 68. theoretical-physics(tp) / w=Kerは、部分ベクトル空間,topics=像、核（Im,Ker）,other=r-8-1~4.16.B3;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RES 2*3 / free# JVEMV6 68#_213:1 / 68. theoretical-physics(tp) / w=Kerは、部分ベクトル空間,topics=像、核（Im,Ker）,other=r-8-1~4.16.B3;">
            <text:p>:m RES 2*3 / free# JVEMV6 68#_213:1 / 68. theoretical-physics(tp) / w=Kerは、部分ベクトル空間,topics=像、核（Im,Ker）,other=r-8-1~4.16.B3;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28_18-59-44_000.jpg</text:p>
          </table:table-cell>
          <table:table-cell table:style-name="ce34" office:value-type="string">
            <text:p>:m :篠笛,shinobue #*# / session-memo / s.1~s.4 / picture=kan:h-0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:m :篠笛,shinobue #*# / session-memo / s.1~s.4 / picture=kan:h-0">
            <text:p>:m :篠笛,shinobue #*# / session-memo / s.1~s.4 / picture=kan:h-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9">2022/03/29</text:date>, <text:time>09:33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29T09:33:30.05</dc:date>
    <dc:creator>iwabuchi ken</dc:creator>
    <meta:editing-duration>P45DT36M51S</meta:editing-duration>
    <meta:editing-cycles>14814</meta:editing-cycles>
    <meta:document-statistic meta:table-count="2" meta:cell-count="482" meta:object-count="0"/>
    <meta:user-defined meta:name="qrichtext">1</meta:user-defined>
  </office:meta>
</office:document-meta>
</file>